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1">
          <table:table-cell/>
          <table:table-cell office:value-type="string">
            <text:p>Bei Artikel erfassen Links 'zurück', 'Listen und Etiketten drucken', 'Hauptmenü'</text:p>
          </table:table-cell>
          <table:table-cell office:value-type="string">
            <text:p>Bern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igene Schaltfläche 'abmelden'</text:p>
          </table:table-cell>
          <table:table-cell office:value-type="string">
            <text:p>Bern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LZ-Eingabe sucht automatisch den Ort</text:p>
          </table:table-cell>
          <table:table-cell office:value-type="string">
            <text:p>Birgi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utschland im Profil vorbelegen</text:p>
          </table:table-cell>
          <table:table-cell office:value-type="string">
            <text:p>Birgit</text:p>
          </table:table-cell>
        </table:table-row>
        <table:table-row table:style-name="ro1">
          <table:table-cell/>
          <table:table-cell office:value-type="string">
            <text:p>Checkbox für Neuigkeiten vor Zeile</text:p>
          </table:table-cell>
          <table:table-cell office:value-type="string">
            <text:p>Birgit</text:p>
          </table:table-cell>
        </table:table-row>
        <table:table-row table:style-name="ro1">
          <table:table-cell/>
          <table:table-cell office:value-type="string">
            <text:p>Erstelle Artikel in Speichere Artikel umbenennen</text:p>
          </table:table-cell>
          <table:table-cell office:value-type="string">
            <text:p>Birg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nnwort bei Änderung des Profils</text:p>
          </table:table-cell>
          <table:table-cell office:value-type="string">
            <text:p>Birg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rgessenes Kennwort zurücksetzen</text:p>
          </table:table-cell>
          <table:table-cell office:value-type="string">
            <text:p>Birgit</text:p>
          </table:table-cell>
        </table:table-row>
        <table:table-row table:style-name="ro1">
          <table:table-cell/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1">
          <table:table-cell/>
          <table:table-cell office:value-type="string">
            <text:p>Password digest unterdrücken</text:p>
          </table:table-cell>
          <table:table-cell office:value-type="string">
            <text:p>Birgit</text:p>
          </table:table-cell>
        </table:table-row>
        <table:table-row table:style-name="ro1">
          <table:table-cell/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rfasste Artikel in Artikelerfassung anzeigen</text:p>
          </table:table-cell>
          <table:table-cell office:value-type="string">
            <text:p>Birgi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sicher, ob Korbfarbe gespeichert wurde</text:p>
          </table:table-cell>
          <table:table-cell office:value-type="string">
            <text:p>Sim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ste nicht wie Liste abzuschließen ist</text:p>
          </table:table-cell>
          <table:table-cell office:value-type="string">
            <text:p>Sim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en verschicken - mit Info Liste verschickt am …....</text:p>
          </table:table-cell>
          <table:table-cell office:value-type="string">
            <text:p>Sim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ikelnummer ändert sich bei Änderung des Artikels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nn Liste voll ist Schaltfläche “nächster Artikel nicht anzeigen”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ihenfolge der Artikel Etiketten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uf der Home Page fehlen zwei Kommas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nge im Profil um das Avatar zu ändern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eis 1,5 soll 1,50 sein</text:p>
          </table:table-cell>
          <table:table-cell office:value-type="string">
            <text:p>Ti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office:value-type="string">
            <text:p>Aman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fotexte von Deiner Besten eingeben, Termine, etc.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2:Sheet1.AMJ2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16T19:31:27</dc:date>
    <dc:creator>Pierre Sugar</dc:creator>
    <meta:editing-duration>PT14M38S</meta:editing-duration>
    <meta:editing-cycles>4</meta:editing-cycles>
    <meta:generator>LibreOffice/3.5$Linux_X86_64 LibreOffice_project/350m1$Build-2</meta:generator>
    <meta:document-statistic meta:table-count="3" meta:cell-count="71" meta:object-count="0"/>
  </office:meta>
</office:document-meta>
</file>